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695818" calcext:value-type="float">
            <text:p>0,695818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5cm" svg:height="9cm" svg:x="0.02cm" svg:y="0.051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71276" calcext:value-type="float">
            <text:p>0,371276</text:p>
          </table:table-cell>
          <table:table-cell/>
          <table:table-cell table:formula="of:=[.C3]/[.C2]" office:value-type="float" office:value="0.533582057377073" calcext:value-type="float">
            <text:p>0,5335820574</text:p>
          </table:table-cell>
          <table:table-cell table:formula="of:=[.E3]/[.A3]" office:value-type="float" office:value="0.266791028688536" calcext:value-type="float">
            <text:p>0,2667910287</text:p>
          </table:table-cell>
          <table:table-cell table:formula="of:=(1/[.E3]-1/[.A3])/(1-1/[.A3])" office:value-type="float" office:value="2.74825197427251" calcext:value-type="float">
            <text:p>2,74825197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97708" calcext:value-type="float">
            <text:p>0,197708</text:p>
          </table:table-cell>
          <table:table-cell/>
          <table:table-cell table:formula="of:=[.C4]/[.C2]" office:value-type="float" office:value="0.284137518718975" calcext:value-type="float">
            <text:p>0,2841375187</text:p>
          </table:table-cell>
          <table:table-cell table:formula="of:=[.E4]/[.A4]" office:value-type="float" office:value="0.0710343796797438" calcext:value-type="float">
            <text:p>0,0710343797</text:p>
          </table:table-cell>
          <table:table-cell table:formula="of:=(1/[.E4]-1/[.A4])/(1-1/[.A4])" office:value-type="float" office:value="4.3592301103985" calcext:value-type="float">
            <text:p>4,35923011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5966" calcext:value-type="float">
            <text:p>0,15966</text:p>
          </table:table-cell>
          <table:table-cell/>
          <table:table-cell table:formula="of:=[.C5]/[.C2]" office:value-type="float" office:value="0.229456553294109" calcext:value-type="float">
            <text:p>0,2294565533</text:p>
          </table:table-cell>
          <table:table-cell table:formula="of:=[.E5]/[.A5]" office:value-type="float" office:value="0.0382427588823514" calcext:value-type="float">
            <text:p>0,0382427589</text:p>
          </table:table-cell>
          <table:table-cell table:formula="of:=(1/[.E5]-1/[.A5])/(1-1/[.A5])" office:value-type="float" office:value="5.02974821495678" calcext:value-type="float">
            <text:p>5,0297482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23776" calcext:value-type="float">
            <text:p>0,123776</text:p>
          </table:table-cell>
          <table:table-cell/>
          <table:table-cell table:formula="of:=[.C6]/[.C2]" office:value-type="float" office:value="0.177885596520929" calcext:value-type="float">
            <text:p>0,1778855965</text:p>
          </table:table-cell>
          <table:table-cell table:formula="of:=[.E6]/[.A6]" office:value-type="float" office:value="0.0222356995651162" calcext:value-type="float">
            <text:p>0,0222356996</text:p>
          </table:table-cell>
          <table:table-cell table:formula="of:=(1/[.E6]-1/[.A6])/(1-1/[.A6])" office:value-type="float" office:value="6.28181784606293" calcext:value-type="float">
            <text:p>6,281817846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27748" calcext:value-type="float">
            <text:p>0,127748</text:p>
          </table:table-cell>
          <table:table-cell/>
          <table:table-cell table:formula="of:=[.C7]/[.C2]" office:value-type="float" office:value="0.183593985783639" calcext:value-type="float">
            <text:p>0,1835939858</text:p>
          </table:table-cell>
          <table:table-cell table:formula="of:=[.E7]/[.A7]" office:value-type="float" office:value="0.0183593985783639" calcext:value-type="float">
            <text:p>0,0183593986</text:p>
          </table:table-cell>
          <table:table-cell table:formula="of:=(1/[.E7]-1/[.A7])/(1-1/[.A7])" office:value-type="float" office:value="5.94089057275957" calcext:value-type="float">
            <text:p>5,94089057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96979" calcext:value-type="float">
            <text:p>0,096979</text:p>
          </table:table-cell>
          <table:table-cell/>
          <table:table-cell table:formula="of:=[.C8]/[.C2]" office:value-type="float" office:value="0.139374089201487" calcext:value-type="float">
            <text:p>0,1393740892</text:p>
          </table:table-cell>
          <table:table-cell table:formula="of:=[.E8]/[.A8]" office:value-type="float" office:value="0.0116145074334572" calcext:value-type="float">
            <text:p>0,0116145074</text:p>
          </table:table-cell>
          <table:table-cell table:formula="of:=(1/[.E8]-1/[.A8])/(1-1/[.A8])" office:value-type="float" office:value="7.73629248693953" calcext:value-type="float">
            <text:p>7,736292486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.674537" calcext:value-type="float">
            <text:p>5,674537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77272" calcext:value-type="float">
            <text:p>2,977272</text:p>
          </table:table-cell>
          <table:table-cell/>
          <table:table-cell table:formula="of:=[.C11]/[.C10]" office:value-type="float" office:value="0.524672233170741" calcext:value-type="float">
            <text:p>0,5246722332</text:p>
          </table:table-cell>
          <table:table-cell table:formula="of:=[.E11]/[.A11]" office:value-type="float" office:value="0.262336116585371" calcext:value-type="float">
            <text:p>0,2623361166</text:p>
          </table:table-cell>
          <table:table-cell table:formula="of:=(1/[.E11]-1/[.A11])/(1-1/[.A11])" office:value-type="float" office:value="2.81190364870929" calcext:value-type="float">
            <text:p>2,811903648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536553" calcext:value-type="float">
            <text:p>1,536553</text:p>
          </table:table-cell>
          <table:table-cell/>
          <table:table-cell table:formula="of:=[.C12]/[.C10]" office:value-type="float" office:value="0.270780329743202" calcext:value-type="float">
            <text:p>0,2707803297</text:p>
          </table:table-cell>
          <table:table-cell table:formula="of:=[.E12]/[.A12]" office:value-type="float" office:value="0.0676950824358005" calcext:value-type="float">
            <text:p>0,0676950824</text:p>
          </table:table-cell>
          <table:table-cell table:formula="of:=(1/[.E12]-1/[.A12])/(1-1/[.A12])" office:value-type="float" office:value="4.59070725188132" calcext:value-type="float">
            <text:p>4,59070725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053211" calcext:value-type="float">
            <text:p>1,053211</text:p>
          </table:table-cell>
          <table:table-cell/>
          <table:table-cell table:formula="of:=[.C13]/[.C10]" office:value-type="float" office:value="0.185602983996756" calcext:value-type="float">
            <text:p>0,185602984</text:p>
          </table:table-cell>
          <table:table-cell table:formula="of:=[.E13]/[.A13]" office:value-type="float" office:value="0.030933830666126" calcext:value-type="float">
            <text:p>0,0309338307</text:p>
          </table:table-cell>
          <table:table-cell table:formula="of:=(1/[.E13]-1/[.A13])/(1-1/[.A13])" office:value-type="float" office:value="6.26541329325273" calcext:value-type="float">
            <text:p>6,26541329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88637" calcext:value-type="float">
            <text:p>0,788637</text:p>
          </table:table-cell>
          <table:table-cell/>
          <table:table-cell table:formula="of:=[.C14]/[.C10]" office:value-type="float" office:value="0.138978210909542" calcext:value-type="float">
            <text:p>0,1389782109</text:p>
          </table:table-cell>
          <table:table-cell table:formula="of:=[.E14]/[.A14]" office:value-type="float" office:value="0.0173722763636928" calcext:value-type="float">
            <text:p>0,0173722764</text:p>
          </table:table-cell>
          <table:table-cell table:formula="of:=(1/[.E14]-1/[.A14])/(1-1/[.A14])" office:value-type="float" office:value="8.08042573996112" calcext:value-type="float">
            <text:p>8,0804257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51564" calcext:value-type="float">
            <text:p>0,651564</text:p>
          </table:table-cell>
          <table:table-cell/>
          <table:table-cell table:formula="of:=[.C15]/[.C10]" office:value-type="float" office:value="0.11482240753739" calcext:value-type="float">
            <text:p>0,1148224075</text:p>
          </table:table-cell>
          <table:table-cell table:formula="of:=[.E15]/[.A15]" office:value-type="float" office:value="0.011482240753739" calcext:value-type="float">
            <text:p>0,0114822408</text:p>
          </table:table-cell>
          <table:table-cell table:formula="of:=(1/[.E15]-1/[.A15])/(1-1/[.A15])" office:value-type="float" office:value="9.5656683167135" calcext:value-type="float">
            <text:p>9,56566831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579878" calcext:value-type="float">
            <text:p>0,579878</text:p>
          </table:table-cell>
          <table:table-cell/>
          <table:table-cell table:formula="of:=[.C16]/[.C10]" office:value-type="float" office:value="0.102189482595673" calcext:value-type="float">
            <text:p>0,1021894826</text:p>
          </table:table-cell>
          <table:table-cell table:formula="of:=[.E16]/[.A16]" office:value-type="float" office:value="0.00851579021630605" calcext:value-type="float">
            <text:p>0,0085157902</text:p>
          </table:table-cell>
          <table:table-cell table:formula="of:=(1/[.E16]-1/[.A16])/(1-1/[.A16])" office:value-type="float" office:value="10.5844467598043" calcext:value-type="float">
            <text:p>10,584446759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7.47244" calcext:value-type="float">
            <text:p>57,47244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9.197525" calcext:value-type="float">
            <text:p>29,197525</text:p>
          </table:table-cell>
          <table:table-cell/>
          <table:table-cell table:formula="of:=[.C19]/[.C18]" office:value-type="float" office:value="0.50802654280904" calcext:value-type="float">
            <text:p>0,5080265428</text:p>
          </table:table-cell>
          <table:table-cell table:formula="of:=[.E19]/[.A19]" office:value-type="float" office:value="0.25401327140452" calcext:value-type="float">
            <text:p>0,2540132714</text:p>
          </table:table-cell>
          <table:table-cell table:formula="of:=(1/[.E19]-1/[.A19])/(1-1/[.A19])" office:value-type="float" office:value="2.93680217758183" calcext:value-type="float">
            <text:p>2,93680217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4.081539" calcext:value-type="float">
            <text:p>14,081539</text:p>
          </table:table-cell>
          <table:table-cell/>
          <table:table-cell table:formula="of:=[.C20]/[.C18]" office:value-type="float" office:value="0.24501376659839" calcext:value-type="float">
            <text:p>0,2450137666</text:p>
          </table:table-cell>
          <table:table-cell table:formula="of:=[.E20]/[.A20]" office:value-type="float" office:value="0.0612534416495976" calcext:value-type="float">
            <text:p>0,0612534416</text:p>
          </table:table-cell>
          <table:table-cell table:formula="of:=(1/[.E20]-1/[.A20])/(1-1/[.A20])" office:value-type="float" office:value="5.10853775760353" calcext:value-type="float">
            <text:p>5,10853775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9.660647" calcext:value-type="float">
            <text:p>9,660647</text:p>
          </table:table-cell>
          <table:table-cell/>
          <table:table-cell table:formula="of:=[.C21]/[.C18]" office:value-type="float" office:value="0.168091819313744" calcext:value-type="float">
            <text:p>0,1680918193</text:p>
          </table:table-cell>
          <table:table-cell table:formula="of:=[.E21]/[.A21]" office:value-type="float" office:value="0.0280153032189574" calcext:value-type="float">
            <text:p>0,0280153032</text:p>
          </table:table-cell>
          <table:table-cell table:formula="of:=(1/[.E21]-1/[.A21])/(1-1/[.A21])" office:value-type="float" office:value="6.93895539294625" calcext:value-type="float">
            <text:p>6,93895539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227058" calcext:value-type="float">
            <text:p>7,227058</text:p>
          </table:table-cell>
          <table:table-cell/>
          <table:table-cell table:formula="of:=[.C22]/[.C19]" office:value-type="float" office:value="0.247522966415818" calcext:value-type="float">
            <text:p>0,2475229664</text:p>
          </table:table-cell>
          <table:table-cell table:formula="of:=[.E22]/[.A22]" office:value-type="float" office:value="0.0309403708019772" calcext:value-type="float">
            <text:p>0,0309403708</text:p>
          </table:table-cell>
          <table:table-cell table:formula="of:=(1/[.E22]-1/[.A22])/(1-1/[.A22])" office:value-type="float" office:value="4.47431903035193" calcext:value-type="float">
            <text:p>4,47431903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073933" calcext:value-type="float">
            <text:p>6,073933</text:p>
          </table:table-cell>
          <table:table-cell/>
          <table:table-cell table:formula="of:=[.C23]/[.C18]" office:value-type="float" office:value="0.105684272322525" calcext:value-type="float">
            <text:p>0,1056842723</text:p>
          </table:table-cell>
          <table:table-cell table:formula="of:=[.E23]/[.A23]" office:value-type="float" office:value="0.0105684272322525" calcext:value-type="float">
            <text:p>0,0105684272</text:p>
          </table:table-cell>
          <table:table-cell table:formula="of:=(1/[.E23]-1/[.A23])/(1-1/[.A23])" office:value-type="float" office:value="10.4023842907425" calcext:value-type="float">
            <text:p>10,4023842907</text:p>
          </table:table-cell>
          <table:table-cell>
            <draw:frame table:end-cell-address="Podstawowy.O42" table:end-x="1.423cm" table:end-y="0.421cm" draw:z-index="1" draw:style-name="gr1" draw:text-style-name="P1" svg:width="15.002cm" svg:height="9.002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.268032" calcext:value-type="float">
            <text:p>5,268032</text:p>
          </table:table-cell>
          <table:table-cell/>
          <table:table-cell table:formula="of:=[.C24]/[.C18]" office:value-type="float" office:value="0.0916618817645466" calcext:value-type="float">
            <text:p>0,0916618818</text:p>
          </table:table-cell>
          <table:table-cell table:formula="of:=[.E24]/[.A24]" office:value-type="float" office:value="0.00763849014704555" calcext:value-type="float">
            <text:p>0,0076384901</text:p>
          </table:table-cell>
          <table:table-cell table:formula="of:=(1/[.E24]-1/[.A24])/(1-1/[.A24])" office:value-type="float" office:value="11.8105385982331" calcext:value-type="float">
            <text:p>11,8105385982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5.002cm" svg:height="8.998cm" svg:x="2.227cm" svg:y="0.002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652343" calcext:value-type="float">
            <text:p>0,652343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/>
          <table:table-cell>
            <draw:frame table:end-cell-address="Skalowalny.O21" table:end-x="1.423cm" table:end-y="0.421cm" draw:z-index="0" draw:style-name="gr1" draw:text-style-name="P1" svg:width="15.002cm" svg:height="8.998cm" svg:x="2.227cm" svg:y="0.003cm">
              <draw:object draw:notify-on-update-of-ranges="Skalowalny.A2:Skalowalny.A8 Skalowalny.E2:Skalowalny.E8 Skalowalny.A10:Skalowalny.A16 Skalowalny.E10:Skalowalny.E16 Skalowalny.A18:Skalowalny.A24 Skalowalny.E18:Skalowalny.E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63032" calcext:value-type="float">
            <text:p>0,363032</text:p>
          </table:table-cell>
          <table:table-cell/>
          <table:table-cell table:formula="of:=[.C3]/[.C2]" office:value-type="float" office:value="0.556504783526458" calcext:value-type="float">
            <text:p>0,5565047835</text:p>
          </table:table-cell>
          <table:table-cell table:formula="of:=[.E3]/[.A3]" office:value-type="float" office:value="0.278252391763229" calcext:value-type="float">
            <text:p>0,2782523918</text:p>
          </table:table-cell>
          <table:table-cell table:formula="of:=(1/[.E3]-1/[.A3])/(1-1/[.A3])" office:value-type="float" office:value="2.59385949447983" calcext:value-type="float">
            <text:p>2,59385949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72784" calcext:value-type="float">
            <text:p>0,172784</text:p>
          </table:table-cell>
          <table:table-cell/>
          <table:table-cell table:formula="of:=[.C4]/[.C2]" office:value-type="float" office:value="0.264866795535477" calcext:value-type="float">
            <text:p>0,2648667955</text:p>
          </table:table-cell>
          <table:table-cell table:formula="of:=[.E4]/[.A4]" office:value-type="float" office:value="0.0662166988838694" calcext:value-type="float">
            <text:p>0,0662166989</text:p>
          </table:table-cell>
          <table:table-cell table:formula="of:=(1/[.E4]-1/[.A4])/(1-1/[.A4])" office:value-type="float" office:value="4.70064357810908" calcext:value-type="float">
            <text:p>4,700643578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1135" calcext:value-type="float">
            <text:p>0,11135</text:p>
          </table:table-cell>
          <table:table-cell/>
          <table:table-cell table:formula="of:=[.C5]/[.C2]" office:value-type="float" office:value="0.17069241181403" calcext:value-type="float">
            <text:p>0,1706924118</text:p>
          </table:table-cell>
          <table:table-cell table:formula="of:=[.E5]/[.A5]" office:value-type="float" office:value="0.0284487353023384" calcext:value-type="float">
            <text:p>0,0284487353</text:p>
          </table:table-cell>
          <table:table-cell table:formula="of:=(1/[.E5]-1/[.A5])/(1-1/[.A5])" office:value-type="float" office:value="6.83018949259093" calcext:value-type="float">
            <text:p>6,83018949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5499" calcext:value-type="float">
            <text:p>0,085499</text:p>
          </table:table-cell>
          <table:table-cell/>
          <table:table-cell table:formula="of:=[.C6]/[.C2]" office:value-type="float" office:value="0.131064486014259" calcext:value-type="float">
            <text:p>0,131064486</text:p>
          </table:table-cell>
          <table:table-cell table:formula="of:=[.E6]/[.A6]" office:value-type="float" office:value="0.0163830607517824" calcext:value-type="float">
            <text:p>0,0163830608</text:p>
          </table:table-cell>
          <table:table-cell table:formula="of:=(1/[.E6]-1/[.A6])/(1-1/[.A6])" office:value-type="float" office:value="8.57695077469578" calcext:value-type="float">
            <text:p>8,57695077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67758" calcext:value-type="float">
            <text:p>0,067758</text:p>
          </table:table-cell>
          <table:table-cell/>
          <table:table-cell table:formula="of:=[.C7]/[.C2]" office:value-type="float" office:value="0.103868670316076" calcext:value-type="float">
            <text:p>0,1038686703</text:p>
          </table:table-cell>
          <table:table-cell table:formula="of:=[.E7]/[.A7]" office:value-type="float" office:value="0.0103868670316076" calcext:value-type="float">
            <text:p>0,010386867</text:p>
          </table:table-cell>
          <table:table-cell table:formula="of:=(1/[.E7]-1/[.A7])/(1-1/[.A7])" office:value-type="float" office:value="10.5861579280511" calcext:value-type="float">
            <text:p>10,58615792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57739" calcext:value-type="float">
            <text:p>0,057739</text:p>
          </table:table-cell>
          <table:table-cell/>
          <table:table-cell table:formula="of:=[.C8]/[.C2]" office:value-type="float" office:value="0.0885101855925487" calcext:value-type="float">
            <text:p>0,0885101856</text:p>
          </table:table-cell>
          <table:table-cell table:formula="of:=[.E8]/[.A8]" office:value-type="float" office:value="0.00737584879937906" calcext:value-type="float">
            <text:p>0,0073758488</text:p>
          </table:table-cell>
          <table:table-cell table:formula="of:=(1/[.E8]-1/[.A8])/(1-1/[.A8])" office:value-type="float" office:value="12.2343287741545" calcext:value-type="float">
            <text:p>12,234328774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.803401" calcext:value-type="float">
            <text:p>5,803401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3981" calcext:value-type="float">
            <text:p>2,93981</text:p>
          </table:table-cell>
          <table:table-cell/>
          <table:table-cell table:formula="of:=[.C11]/[.C10]" office:value-type="float" office:value="0.506566752840274" calcext:value-type="float">
            <text:p>0,5065667528</text:p>
          </table:table-cell>
          <table:table-cell table:formula="of:=[.E11]/[.A11]" office:value-type="float" office:value="0.253283376420137" calcext:value-type="float">
            <text:p>0,2532833764</text:p>
          </table:table-cell>
          <table:table-cell table:formula="of:=(1/[.E11]-1/[.A11])/(1-1/[.A11])" office:value-type="float" office:value="2.94814698909113" calcext:value-type="float">
            <text:p>2,94814698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420042" calcext:value-type="float">
            <text:p>1,420042</text:p>
          </table:table-cell>
          <table:table-cell/>
          <table:table-cell table:formula="of:=[.C12]/[.C10]" office:value-type="float" office:value="0.244691345643701" calcext:value-type="float">
            <text:p>0,2446913456</text:p>
          </table:table-cell>
          <table:table-cell table:formula="of:=[.E12]/[.A12]" office:value-type="float" office:value="0.0611728364109252" calcext:value-type="float">
            <text:p>0,0611728364</text:p>
          </table:table-cell>
          <table:table-cell table:formula="of:=(1/[.E12]-1/[.A12])/(1-1/[.A12])" office:value-type="float" office:value="5.1157083147306" calcext:value-type="float">
            <text:p>5,115708314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959586" calcext:value-type="float">
            <text:p>0,959586</text:p>
          </table:table-cell>
          <table:table-cell/>
          <table:table-cell table:formula="of:=[.C13]/[.C10]" office:value-type="float" office:value="0.165348904892149" calcext:value-type="float">
            <text:p>0,1653489049</text:p>
          </table:table-cell>
          <table:table-cell table:formula="of:=[.E13]/[.A13]" office:value-type="float" office:value="0.0275581508153581" calcext:value-type="float">
            <text:p>0,0275581508</text:p>
          </table:table-cell>
          <table:table-cell table:formula="of:=(1/[.E13]-1/[.A13])/(1-1/[.A13])" office:value-type="float" office:value="7.05738099555433" calcext:value-type="float">
            <text:p>7,05738099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23462" calcext:value-type="float">
            <text:p>0,723462</text:p>
          </table:table-cell>
          <table:table-cell/>
          <table:table-cell table:formula="of:=[.C14]/[.C10]" office:value-type="float" office:value="0.124661728527806" calcext:value-type="float">
            <text:p>0,1246617285</text:p>
          </table:table-cell>
          <table:table-cell table:formula="of:=[.E14]/[.A14]" office:value-type="float" office:value="0.0155827160659758" calcext:value-type="float">
            <text:p>0,0155827161</text:p>
          </table:table-cell>
          <table:table-cell table:formula="of:=(1/[.E14]-1/[.A14])/(1-1/[.A14])" office:value-type="float" office:value="9.0248092801399" calcext:value-type="float">
            <text:p>9,02480928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04275" calcext:value-type="float">
            <text:p>0,604275</text:p>
          </table:table-cell>
          <table:table-cell/>
          <table:table-cell table:formula="of:=[.C15]/[.C10]" office:value-type="float" office:value="0.104124288499106" calcext:value-type="float">
            <text:p>0,1041242885</text:p>
          </table:table-cell>
          <table:table-cell table:formula="of:=[.E15]/[.A15]" office:value-type="float" office:value="0.0104124288499106" calcext:value-type="float">
            <text:p>0,0104124288</text:p>
          </table:table-cell>
          <table:table-cell table:formula="of:=(1/[.E15]-1/[.A15])/(1-1/[.A15])" office:value-type="float" office:value="10.5598968460828" calcext:value-type="float">
            <text:p>10,559896846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531017" calcext:value-type="float">
            <text:p>0,531017</text:p>
          </table:table-cell>
          <table:table-cell/>
          <table:table-cell table:formula="of:=[.C16]/[.C10]" office:value-type="float" office:value="0.0915010008786227" calcext:value-type="float">
            <text:p>0,0915010009</text:p>
          </table:table-cell>
          <table:table-cell table:formula="of:=[.E16]/[.A16]" office:value-type="float" office:value="0.00762508340655189" calcext:value-type="float">
            <text:p>0,0076250834</text:p>
          </table:table-cell>
          <table:table-cell table:formula="of:=(1/[.E16]-1/[.A16])/(1-1/[.A16])" office:value-type="float" office:value="11.8314642212276" calcext:value-type="float">
            <text:p>11,831464221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7.2377" calcext:value-type="float">
            <text:p>57,2377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9.185702" calcext:value-type="float">
            <text:p>29,185702</text:p>
          </table:table-cell>
          <table:table-cell/>
          <table:table-cell table:formula="of:=[.C19]/[.C18]" office:value-type="float" office:value="0.509903472711168" calcext:value-type="float">
            <text:p>0,5099034727</text:p>
          </table:table-cell>
          <table:table-cell table:formula="of:=[.E19]/[.A19]" office:value-type="float" office:value="0.254951736355584" calcext:value-type="float">
            <text:p>0,2549517364</text:p>
          </table:table-cell>
          <table:table-cell table:formula="of:=(1/[.E19]-1/[.A19])/(1-1/[.A19])" office:value-type="float" office:value="2.92231100009176" calcext:value-type="float">
            <text:p>2,9223110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3.752539" calcext:value-type="float">
            <text:p>13,752539</text:p>
          </table:table-cell>
          <table:table-cell/>
          <table:table-cell table:formula="of:=[.C20]/[.C18]" office:value-type="float" office:value="0.240270643299783" calcext:value-type="float">
            <text:p>0,2402706433</text:p>
          </table:table-cell>
          <table:table-cell table:formula="of:=[.E20]/[.A20]" office:value-type="float" office:value="0.0600676608249458" calcext:value-type="float">
            <text:p>0,0600676608</text:p>
          </table:table-cell>
          <table:table-cell table:formula="of:=(1/[.E20]-1/[.A20])/(1-1/[.A20])" office:value-type="float" office:value="5.21596438786079" calcext:value-type="float">
            <text:p>5,21596438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9.559082" calcext:value-type="float">
            <text:p>9,559082</text:p>
          </table:table-cell>
          <table:table-cell/>
          <table:table-cell table:formula="of:=[.C21]/[.C18]" office:value-type="float" office:value="0.167006745554067" calcext:value-type="float">
            <text:p>0,1670067456</text:p>
          </table:table-cell>
          <table:table-cell table:formula="of:=[.E21]/[.A21]" office:value-type="float" office:value="0.0278344575923444" calcext:value-type="float">
            <text:p>0,0278344576</text:p>
          </table:table-cell>
          <table:table-cell table:formula="of:=(1/[.E21]-1/[.A21])/(1-1/[.A21])" office:value-type="float" office:value="6.98533850844673" calcext:value-type="float">
            <text:p>6,98533850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145938" calcext:value-type="float">
            <text:p>7,145938</text:p>
          </table:table-cell>
          <table:table-cell/>
          <table:table-cell table:formula="of:=[.C22]/[.C19]" office:value-type="float" office:value="0.244843793717897" calcext:value-type="float">
            <text:p>0,2448437937</text:p>
          </table:table-cell>
          <table:table-cell table:formula="of:=[.E22]/[.A22]" office:value-type="float" office:value="0.0306054742147371" calcext:value-type="float">
            <text:p>0,0306054742</text:p>
          </table:table-cell>
          <table:table-cell table:formula="of:=(1/[.E22]-1/[.A22])/(1-1/[.A22])" office:value-type="float" office:value="4.52484190518945" calcext:value-type="float">
            <text:p>4,52484190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026441" calcext:value-type="float">
            <text:p>6,026441</text:p>
          </table:table-cell>
          <table:table-cell/>
          <table:table-cell table:formula="of:=[.C23]/[.C18]" office:value-type="float" office:value="0.105287965798766" calcext:value-type="float">
            <text:p>0,1052879658</text:p>
          </table:table-cell>
          <table:table-cell table:formula="of:=[.E23]/[.A23]" office:value-type="float" office:value="0.0105287965798766" calcext:value-type="float">
            <text:p>0,0105287966</text:p>
          </table:table-cell>
          <table:table-cell table:formula="of:=(1/[.E23]-1/[.A23])/(1-1/[.A23])" office:value-type="float" office:value="10.4419573491035" calcext:value-type="float">
            <text:p>10,4419573491</text:p>
          </table:table-cell>
          <table:table-cell>
            <draw:frame table:end-cell-address="Skalowalny.O42" table:end-x="1.423cm" table:end-y="0.421cm" draw:z-index="1" draw:style-name="gr1" draw:text-style-name="P1" svg:width="15.002cm" svg:height="9.002cm" svg:x="2.227cm" svg:y="0cm">
              <draw:object draw:notify-on-update-of-ranges="Skalowalny.A2:Skalowalny.A8 Skalowalny.F2:Skalowalny.F8 Skalowalny.A10:Skalowalny.A15 Skalowalny.F10:Skalowalny.F16 Skalowalny.A18:Skalowalny.A24 Skalowalny.F18:Skalowalny.F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.346259" calcext:value-type="float">
            <text:p>5,346259</text:p>
          </table:table-cell>
          <table:table-cell/>
          <table:table-cell table:formula="of:=[.C24]/[.C18]" office:value-type="float" office:value="0.0934045043738655" calcext:value-type="float">
            <text:p>0,0934045044</text:p>
          </table:table-cell>
          <table:table-cell table:formula="of:=[.E24]/[.A24]" office:value-type="float" office:value="0.00778370869782212" calcext:value-type="float">
            <text:p>0,0077837087</text:p>
          </table:table-cell>
          <table:table-cell table:formula="of:=(1/[.E24]-1/[.A24])/(1-1/[.A24])" office:value-type="float" office:value="11.5884965033068" calcext:value-type="float">
            <text:p>11,5884965033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5.002cm" svg:height="8.998cm" svg:x="2.227cm" svg:y="0.002cm">
              <draw:object draw:notify-on-update-of-ranges="Skalowalny.A2:Skalowalny.A8 Skalowalny.G2:Skalowalny.G8 Skalowalny.A10:Skalowalny.A16 Skalowalny.G10:Skalowalny.G16 Skalowalny.A18:Skalowalny.A24 Skalowalny.G18:Skalowalny.G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20:19:52.38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LibreOffice/4.3.5.2$Windows_x86 LibreOffice_project/3a87456aaa6a95c63eea1c1b3201acedf0751bd5</meta:generator>
    <dc:date>2015-04-12T20:23:31.658000000</dc:date>
    <meta:editing-duration>PT47M57S</meta:editing-duration>
    <meta:editing-cycles>7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E2:Podstawowy.E8 Podstawowy.E10:Podstawowy.E16 Podstawowy.E18:Podstawowy.E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33582057377073">
                <text:p>0.533582057377073</text:p>
              </table:table-cell>
              <table:table-cell office:value-type="float" office:value="2">
                <text:p>2</text:p>
              </table:table-cell>
              <table:table-cell office:value-type="float" office:value="0.524672233170741">
                <text:p>0.524672233170741</text:p>
              </table:table-cell>
              <table:table-cell office:value-type="float" office:value="2">
                <text:p>2</text:p>
              </table:table-cell>
              <table:table-cell office:value-type="float" office:value="0.50802654280904">
                <text:p>0.50802654280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84137518718975">
                <text:p>0.284137518718975</text:p>
              </table:table-cell>
              <table:table-cell office:value-type="float" office:value="4">
                <text:p>4</text:p>
              </table:table-cell>
              <table:table-cell office:value-type="float" office:value="0.270780329743202">
                <text:p>0.270780329743202</text:p>
              </table:table-cell>
              <table:table-cell office:value-type="float" office:value="4">
                <text:p>4</text:p>
              </table:table-cell>
              <table:table-cell office:value-type="float" office:value="0.24501376659839">
                <text:p>0.24501376659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29456553294109">
                <text:p>0.229456553294109</text:p>
              </table:table-cell>
              <table:table-cell office:value-type="float" office:value="6">
                <text:p>6</text:p>
              </table:table-cell>
              <table:table-cell office:value-type="float" office:value="0.185602983996756">
                <text:p>0.185602983996756</text:p>
              </table:table-cell>
              <table:table-cell office:value-type="float" office:value="6">
                <text:p>6</text:p>
              </table:table-cell>
              <table:table-cell office:value-type="float" office:value="0.168091819313744">
                <text:p>0.168091819313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77885596520929">
                <text:p>0.177885596520929</text:p>
              </table:table-cell>
              <table:table-cell office:value-type="float" office:value="8">
                <text:p>8</text:p>
              </table:table-cell>
              <table:table-cell office:value-type="float" office:value="0.138978210909542">
                <text:p>0.138978210909542</text:p>
              </table:table-cell>
              <table:table-cell office:value-type="float" office:value="8">
                <text:p>8</text:p>
              </table:table-cell>
              <table:table-cell office:value-type="float" office:value="0.247522966415818">
                <text:p>0.247522966415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83593985783639">
                <text:p>0.183593985783639</text:p>
              </table:table-cell>
              <table:table-cell office:value-type="float" office:value="10">
                <text:p>10</text:p>
              </table:table-cell>
              <table:table-cell office:value-type="float" office:value="0.11482240753739">
                <text:p>0.11482240753739</text:p>
              </table:table-cell>
              <table:table-cell office:value-type="float" office:value="10">
                <text:p>10</text:p>
              </table:table-cell>
              <table:table-cell office:value-type="float" office:value="0.105684272322525">
                <text:p>0.10568427232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139374089201487">
                <text:p>0.139374089201487</text:p>
              </table:table-cell>
              <table:table-cell office:value-type="float" office:value="12">
                <text:p>12</text:p>
              </table:table-cell>
              <table:table-cell office:value-type="float" office:value="0.102189482595673">
                <text:p>0.102189482595673</text:p>
              </table:table-cell>
              <table:table-cell office:value-type="float" office:value="12">
                <text:p>12</text:p>
              </table:table-cell>
              <table:table-cell office:value-type="float" office:value="0.0916618817645466">
                <text:p>0.0916618817645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F2:Podstawowy.F8 Podstawowy.F10:Podstawowy.F16 Podstawowy.F18:Podstawow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66791028688536">
                <text:p>0.266791028688536</text:p>
              </table:table-cell>
              <table:table-cell office:value-type="float" office:value="2">
                <text:p>2</text:p>
              </table:table-cell>
              <table:table-cell office:value-type="float" office:value="0.262336116585371">
                <text:p>0.262336116585371</text:p>
              </table:table-cell>
              <table:table-cell office:value-type="float" office:value="2">
                <text:p>2</text:p>
              </table:table-cell>
              <table:table-cell office:value-type="float" office:value="0.25401327140452">
                <text:p>0.25401327140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10343796797438">
                <text:p>0.0710343796797438</text:p>
              </table:table-cell>
              <table:table-cell office:value-type="float" office:value="4">
                <text:p>4</text:p>
              </table:table-cell>
              <table:table-cell office:value-type="float" office:value="0.0676950824358005">
                <text:p>0.0676950824358005</text:p>
              </table:table-cell>
              <table:table-cell office:value-type="float" office:value="4">
                <text:p>4</text:p>
              </table:table-cell>
              <table:table-cell office:value-type="float" office:value="0.0612534416495976">
                <text:p>0.0612534416495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382427588823514">
                <text:p>0.0382427588823514</text:p>
              </table:table-cell>
              <table:table-cell office:value-type="float" office:value="6">
                <text:p>6</text:p>
              </table:table-cell>
              <table:table-cell office:value-type="float" office:value="0.030933830666126">
                <text:p>0.030933830666126</text:p>
              </table:table-cell>
              <table:table-cell office:value-type="float" office:value="6">
                <text:p>6</text:p>
              </table:table-cell>
              <table:table-cell office:value-type="float" office:value="0.0280153032189574">
                <text:p>0.0280153032189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222356995651162">
                <text:p>0.0222356995651162</text:p>
              </table:table-cell>
              <table:table-cell office:value-type="float" office:value="8">
                <text:p>8</text:p>
              </table:table-cell>
              <table:table-cell office:value-type="float" office:value="0.0173722763636928">
                <text:p>0.0173722763636928</text:p>
              </table:table-cell>
              <table:table-cell office:value-type="float" office:value="8">
                <text:p>8</text:p>
              </table:table-cell>
              <table:table-cell office:value-type="float" office:value="0.0309403708019772">
                <text:p>0.0309403708019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83593985783639">
                <text:p>0.0183593985783639</text:p>
              </table:table-cell>
              <table:table-cell office:value-type="float" office:value="10">
                <text:p>10</text:p>
              </table:table-cell>
              <table:table-cell office:value-type="float" office:value="0.011482240753739">
                <text:p>0.011482240753739</text:p>
              </table:table-cell>
              <table:table-cell office:value-type="float" office:value="10">
                <text:p>10</text:p>
              </table:table-cell>
              <table:table-cell office:value-type="float" office:value="0.0105684272322525">
                <text:p>0.010568427232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116145074334572">
                <text:p>0.0116145074334572</text:p>
              </table:table-cell>
              <table:table-cell office:value-type="float" office:value="12">
                <text:p>12</text:p>
              </table:table-cell>
              <table:table-cell office:value-type="float" office:value="0.00851579021630605">
                <text:p>0.00851579021630605</text:p>
              </table:table-cell>
              <table:table-cell office:value-type="float" office:value="12">
                <text:p>12</text:p>
              </table:table-cell>
              <table:table-cell office:value-type="float" office:value="0.00763849014704555">
                <text:p>0.00763849014704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G2:Podstawowy.G8 Podstawowy.G10:Podstawowy.G16 Podstawowy.G18:Podstawowy.G24" chart:data-source-has-labels="row" svg:x="1.301cm" svg:y="1.301cm" svg:width="13.4cm" svg:height="5.76cm">
          <chartooo:coordinate-region svg:x="1.933cm" svg:y="1.503cm" svg:width="12.576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4825197427251">
                <text:p>2.74825197427251</text:p>
              </table:table-cell>
              <table:table-cell office:value-type="float" office:value="2">
                <text:p>2</text:p>
              </table:table-cell>
              <table:table-cell office:value-type="float" office:value="2.81190364870929">
                <text:p>2.81190364870929</text:p>
              </table:table-cell>
              <table:table-cell office:value-type="float" office:value="2">
                <text:p>2</text:p>
              </table:table-cell>
              <table:table-cell office:value-type="float" office:value="2.93680217758183">
                <text:p>2.93680217758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3592301103985">
                <text:p>4.3592301103985</text:p>
              </table:table-cell>
              <table:table-cell office:value-type="float" office:value="4">
                <text:p>4</text:p>
              </table:table-cell>
              <table:table-cell office:value-type="float" office:value="4.59070725188132">
                <text:p>4.59070725188132</text:p>
              </table:table-cell>
              <table:table-cell office:value-type="float" office:value="4">
                <text:p>4</text:p>
              </table:table-cell>
              <table:table-cell office:value-type="float" office:value="5.10853775760353">
                <text:p>5.10853775760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02974821495678">
                <text:p>5.02974821495678</text:p>
              </table:table-cell>
              <table:table-cell office:value-type="float" office:value="6">
                <text:p>6</text:p>
              </table:table-cell>
              <table:table-cell office:value-type="float" office:value="6.26541329325273">
                <text:p>6.26541329325273</text:p>
              </table:table-cell>
              <table:table-cell office:value-type="float" office:value="6">
                <text:p>6</text:p>
              </table:table-cell>
              <table:table-cell office:value-type="float" office:value="6.93895539294625">
                <text:p>6.93895539294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28181784606293">
                <text:p>6.28181784606293</text:p>
              </table:table-cell>
              <table:table-cell office:value-type="float" office:value="8">
                <text:p>8</text:p>
              </table:table-cell>
              <table:table-cell office:value-type="float" office:value="8.08042573996112">
                <text:p>8.08042573996112</text:p>
              </table:table-cell>
              <table:table-cell office:value-type="float" office:value="8">
                <text:p>8</text:p>
              </table:table-cell>
              <table:table-cell office:value-type="float" office:value="4.47431903035193">
                <text:p>4.47431903035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94089057275957">
                <text:p>5.94089057275957</text:p>
              </table:table-cell>
              <table:table-cell office:value-type="float" office:value="10">
                <text:p>10</text:p>
              </table:table-cell>
              <table:table-cell office:value-type="float" office:value="9.5656683167135">
                <text:p>9.5656683167135</text:p>
              </table:table-cell>
              <table:table-cell office:value-type="float" office:value="10">
                <text:p>10</text:p>
              </table:table-cell>
              <table:table-cell office:value-type="float" office:value="10.4023842907425">
                <text:p>10.4023842907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.73629248693953">
                <text:p>7.73629248693953</text:p>
              </table:table-cell>
              <table:table-cell office:value-type="float" office:value="12">
                <text:p>12</text:p>
              </table:table-cell>
              <table:table-cell office:value-type="float" office:value="10.5844467598043">
                <text:p>10.5844467598043</text:p>
              </table:table-cell>
              <table:table-cell office:value-type="float" office:value="12">
                <text:p>12</text:p>
              </table:table-cell>
              <table:table-cell office:value-type="float" office:value="11.8105385982331">
                <text:p>11.8105385982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E2:Skalowalny.E8 Skalowalny.E10:Skalowalny.E16 Skalowalny.E18:Skalowalny.E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Skalowalny.E2:Skalowalny.E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E10:Skalowalny.E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E18:Skalowalny.E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E2:Skalowalny.E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E10:Skalowalny.E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E18:Skalowaln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6504783526458">
                <text:p>0.556504783526458</text:p>
              </table:table-cell>
              <table:table-cell office:value-type="float" office:value="2">
                <text:p>2</text:p>
              </table:table-cell>
              <table:table-cell office:value-type="float" office:value="0.506566752840274">
                <text:p>0.506566752840274</text:p>
              </table:table-cell>
              <table:table-cell office:value-type="float" office:value="2">
                <text:p>2</text:p>
              </table:table-cell>
              <table:table-cell office:value-type="float" office:value="0.509903472711168">
                <text:p>0.509903472711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64866795535477">
                <text:p>0.264866795535477</text:p>
              </table:table-cell>
              <table:table-cell office:value-type="float" office:value="4">
                <text:p>4</text:p>
              </table:table-cell>
              <table:table-cell office:value-type="float" office:value="0.244691345643701">
                <text:p>0.244691345643701</text:p>
              </table:table-cell>
              <table:table-cell office:value-type="float" office:value="4">
                <text:p>4</text:p>
              </table:table-cell>
              <table:table-cell office:value-type="float" office:value="0.240270643299783">
                <text:p>0.240270643299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7069241181403">
                <text:p>0.17069241181403</text:p>
              </table:table-cell>
              <table:table-cell office:value-type="float" office:value="6">
                <text:p>6</text:p>
              </table:table-cell>
              <table:table-cell office:value-type="float" office:value="0.165348904892149">
                <text:p>0.165348904892149</text:p>
              </table:table-cell>
              <table:table-cell office:value-type="float" office:value="6">
                <text:p>6</text:p>
              </table:table-cell>
              <table:table-cell office:value-type="float" office:value="0.167006745554067">
                <text:p>0.167006745554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31064486014259">
                <text:p>0.131064486014259</text:p>
              </table:table-cell>
              <table:table-cell office:value-type="float" office:value="8">
                <text:p>8</text:p>
              </table:table-cell>
              <table:table-cell office:value-type="float" office:value="0.124661728527806">
                <text:p>0.124661728527806</text:p>
              </table:table-cell>
              <table:table-cell office:value-type="float" office:value="8">
                <text:p>8</text:p>
              </table:table-cell>
              <table:table-cell office:value-type="float" office:value="0.244843793717897">
                <text:p>0.244843793717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03868670316076">
                <text:p>0.103868670316076</text:p>
              </table:table-cell>
              <table:table-cell office:value-type="float" office:value="10">
                <text:p>10</text:p>
              </table:table-cell>
              <table:table-cell office:value-type="float" office:value="0.104124288499106">
                <text:p>0.104124288499106</text:p>
              </table:table-cell>
              <table:table-cell office:value-type="float" office:value="10">
                <text:p>10</text:p>
              </table:table-cell>
              <table:table-cell office:value-type="float" office:value="0.105287965798766">
                <text:p>0.105287965798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885101855925487">
                <text:p>0.0885101855925487</text:p>
              </table:table-cell>
              <table:table-cell office:value-type="float" office:value="12">
                <text:p>12</text:p>
              </table:table-cell>
              <table:table-cell office:value-type="float" office:value="0.0915010008786227">
                <text:p>0.0915010008786227</text:p>
              </table:table-cell>
              <table:table-cell office:value-type="float" office:value="12">
                <text:p>12</text:p>
              </table:table-cell>
              <table:table-cell office:value-type="float" office:value="0.0934045043738655">
                <text:p>0.09340450437386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F2:Skalowalny.F8 Skalowalny.F10:Skalowalny.F16 Skalowalny.F18:Skalowaln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Skalowalny.F2:Skalowalny.F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F10:Skalowalny.F16" loext:label-string="n_10do8" chart:class="chart:scatter">
            <chart:domain table:cell-range-address="Skalowalny.A10:Skalowalny.A15"/>
            <chart:data-point chart:repeated="7"/>
          </chart:series>
          <chart:series chart:style-name="ch11" chart:values-cell-range-address="Skalowalny.F18:Skalowalny.F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F2:Skalowalny.F8</svg:desc>
                </draw:g>
              </table:table-cell>
              <table:table-cell office:value-type="float" office:value="1">
                <text:p>1</text:p>
                <draw:g>
                  <svg:desc>Skalowalny.A10:Skalowalny.A15</svg:desc>
                </draw:g>
              </table:table-cell>
              <table:table-cell office:value-type="float" office:value="1">
                <text:p>1</text:p>
                <draw:g>
                  <svg:desc>Skalowalny.F10:Skalowalny.F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F18:Skalowaln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8252391763229">
                <text:p>0.278252391763229</text:p>
              </table:table-cell>
              <table:table-cell office:value-type="float" office:value="2">
                <text:p>2</text:p>
              </table:table-cell>
              <table:table-cell office:value-type="float" office:value="0.253283376420137">
                <text:p>0.253283376420137</text:p>
              </table:table-cell>
              <table:table-cell office:value-type="float" office:value="2">
                <text:p>2</text:p>
              </table:table-cell>
              <table:table-cell office:value-type="float" office:value="0.254951736355584">
                <text:p>0.254951736355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62166988838694">
                <text:p>0.0662166988838694</text:p>
              </table:table-cell>
              <table:table-cell office:value-type="float" office:value="4">
                <text:p>4</text:p>
              </table:table-cell>
              <table:table-cell office:value-type="float" office:value="0.0611728364109252">
                <text:p>0.0611728364109252</text:p>
              </table:table-cell>
              <table:table-cell office:value-type="float" office:value="4">
                <text:p>4</text:p>
              </table:table-cell>
              <table:table-cell office:value-type="float" office:value="0.0600676608249458">
                <text:p>0.0600676608249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284487353023384">
                <text:p>0.0284487353023384</text:p>
              </table:table-cell>
              <table:table-cell office:value-type="float" office:value="6">
                <text:p>6</text:p>
              </table:table-cell>
              <table:table-cell office:value-type="float" office:value="0.0275581508153581">
                <text:p>0.0275581508153581</text:p>
              </table:table-cell>
              <table:table-cell office:value-type="float" office:value="6">
                <text:p>6</text:p>
              </table:table-cell>
              <table:table-cell office:value-type="float" office:value="0.0278344575923444">
                <text:p>0.0278344575923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163830607517824">
                <text:p>0.0163830607517824</text:p>
              </table:table-cell>
              <table:table-cell office:value-type="float" office:value="8">
                <text:p>8</text:p>
              </table:table-cell>
              <table:table-cell office:value-type="float" office:value="0.0155827160659758">
                <text:p>0.0155827160659758</text:p>
              </table:table-cell>
              <table:table-cell office:value-type="float" office:value="8">
                <text:p>8</text:p>
              </table:table-cell>
              <table:table-cell office:value-type="float" office:value="0.0306054742147371">
                <text:p>0.0306054742147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03868670316076">
                <text:p>0.0103868670316076</text:p>
              </table:table-cell>
              <table:table-cell office:value-type="float" office:value="10">
                <text:p>10</text:p>
              </table:table-cell>
              <table:table-cell office:value-type="float" office:value="0.0104124288499106">
                <text:p>0.0104124288499106</text:p>
              </table:table-cell>
              <table:table-cell office:value-type="float" office:value="10">
                <text:p>10</text:p>
              </table:table-cell>
              <table:table-cell office:value-type="float" office:value="0.0105287965798766">
                <text:p>0.0105287965798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0737584879937906">
                <text:p>0.00737584879937906</text:p>
              </table:table-cell>
              <table:table-cell office:value-type="float" office:value="NaN">
                <text:p>NaN</text:p>
              </table:table-cell>
              <table:table-cell office:value-type="float" office:value="0.00762508340655189">
                <text:p>0.00762508340655189</text:p>
              </table:table-cell>
              <table:table-cell office:value-type="float" office:value="12">
                <text:p>12</text:p>
              </table:table-cell>
              <table:table-cell office:value-type="float" office:value="0.00778370869782212">
                <text:p>0.007783708697822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G2:Skalowalny.G8 Skalowalny.G10:Skalowalny.G16 Skalowalny.G18:Skalowalny.G24" chart:data-source-has-labels="row" svg:x="1.301cm" svg:y="1.301cm" svg:width="13.4cm" svg:height="5.76cm">
          <chartooo:coordinate-region svg:x="1.933cm" svg:y="1.503cm" svg:width="12.576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Skalowalny.G2:Skalowalny.G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G10:Skalowalny.G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G18:Skalowalny.G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NaN">
                <text:p>NaN</text:p>
                <draw:g>
                  <svg:desc>Skalowalny.G2:Skalowalny.G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NaN">
                <text:p>NaN</text:p>
                <draw:g>
                  <svg:desc>Skalowalny.G10:Skalowalny.G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NaN">
                <text:p>NaN</text:p>
                <draw:g>
                  <svg:desc>Skalowalny.G18:Skalowaln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9385949447983">
                <text:p>2.59385949447983</text:p>
              </table:table-cell>
              <table:table-cell office:value-type="float" office:value="2">
                <text:p>2</text:p>
              </table:table-cell>
              <table:table-cell office:value-type="float" office:value="2.94814698909113">
                <text:p>2.94814698909113</text:p>
              </table:table-cell>
              <table:table-cell office:value-type="float" office:value="2">
                <text:p>2</text:p>
              </table:table-cell>
              <table:table-cell office:value-type="float" office:value="2.92231100009176">
                <text:p>2.92231100009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70064357810908">
                <text:p>4.70064357810908</text:p>
              </table:table-cell>
              <table:table-cell office:value-type="float" office:value="4">
                <text:p>4</text:p>
              </table:table-cell>
              <table:table-cell office:value-type="float" office:value="5.1157083147306">
                <text:p>5.1157083147306</text:p>
              </table:table-cell>
              <table:table-cell office:value-type="float" office:value="4">
                <text:p>4</text:p>
              </table:table-cell>
              <table:table-cell office:value-type="float" office:value="5.21596438786079">
                <text:p>5.21596438786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.83018949259093">
                <text:p>6.83018949259093</text:p>
              </table:table-cell>
              <table:table-cell office:value-type="float" office:value="6">
                <text:p>6</text:p>
              </table:table-cell>
              <table:table-cell office:value-type="float" office:value="7.05738099555433">
                <text:p>7.05738099555433</text:p>
              </table:table-cell>
              <table:table-cell office:value-type="float" office:value="6">
                <text:p>6</text:p>
              </table:table-cell>
              <table:table-cell office:value-type="float" office:value="6.98533850844673">
                <text:p>6.98533850844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.57695077469578">
                <text:p>8.57695077469578</text:p>
              </table:table-cell>
              <table:table-cell office:value-type="float" office:value="8">
                <text:p>8</text:p>
              </table:table-cell>
              <table:table-cell office:value-type="float" office:value="9.0248092801399">
                <text:p>9.0248092801399</text:p>
              </table:table-cell>
              <table:table-cell office:value-type="float" office:value="8">
                <text:p>8</text:p>
              </table:table-cell>
              <table:table-cell office:value-type="float" office:value="4.52484190518945">
                <text:p>4.52484190518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.5861579280511">
                <text:p>10.5861579280511</text:p>
              </table:table-cell>
              <table:table-cell office:value-type="float" office:value="10">
                <text:p>10</text:p>
              </table:table-cell>
              <table:table-cell office:value-type="float" office:value="10.5598968460828">
                <text:p>10.5598968460828</text:p>
              </table:table-cell>
              <table:table-cell office:value-type="float" office:value="10">
                <text:p>10</text:p>
              </table:table-cell>
              <table:table-cell office:value-type="float" office:value="10.4419573491035">
                <text:p>10.4419573491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.2343287741545">
                <text:p>12.2343287741545</text:p>
              </table:table-cell>
              <table:table-cell office:value-type="float" office:value="12">
                <text:p>12</text:p>
              </table:table-cell>
              <table:table-cell office:value-type="float" office:value="11.8314642212276">
                <text:p>11.8314642212276</text:p>
              </table:table-cell>
              <table:table-cell office:value-type="float" office:value="12">
                <text:p>12</text:p>
              </table:table-cell>
              <table:table-cell office:value-type="float" office:value="11.5884965033068">
                <text:p>11.58849650330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